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26cm" svg:height="1cm" svg:x="2cm" svg:y="17cm">
          <text:p text:style-name="P1">Plugin Framework</text:p>
        </draw:rect>
        <draw:rect draw:style-name="gr1" draw:text-style-name="P2" draw:layer="layout" svg:width="5.5cm" svg:height="1cm" svg:x="2cm" svg:y="15cm">
          <text:p text:style-name="P1">Driver framework</text:p>
        </draw:rect>
        <draw:rect draw:style-name="gr1" draw:text-style-name="P2" draw:layer="layout" svg:width="6.5cm" svg:height="1cm" svg:x="8.5cm" svg:y="15cm">
          <text:p text:style-name="P1">Filesystem framework</text:p>
        </draw:rect>
        <draw:rect draw:style-name="gr1" draw:text-style-name="P2" draw:layer="layout" svg:width="7cm" svg:height="1cm" svg:x="16cm" svg:y="15cm">
          <text:p text:style-name="P1">Networking framework</text:p>
        </draw:rect>
        <draw:rect draw:style-name="gr1" draw:text-style-name="P2" draw:layer="layout" svg:width="5cm" svg:height="1cm" svg:x="2cm" svg:y="13cm">
          <text:p text:style-name="P1">GUI framework</text:p>
        </draw:rect>
        <draw:rect draw:style-name="gr1" draw:text-style-name="P2" draw:layer="layout" svg:width="6cm" svg:height="1cm" svg:x="7.5cm" svg:y="13cm">
          <text:p text:style-name="P1">Desktop framework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.29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0$Win32 OpenOffice.org_project/680m100$Build-8909</meta:generator>
    <meta:initial-creator>E Prangsma</meta:initial-creator>
    <meta:creation-date>2005-06-23T21:51:13</meta:creation-date>
    <dc:creator>E Prangsma</dc:creator>
    <dc:date>2005-06-23T22:04:05</dc:date>
    <dc:language>nl-NL</dc:language>
    <meta:editing-cycles>2</meta:editing-cycles>
    <meta:editing-duration>PT13M1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